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1.27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8.7841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azwa</text:p>
          </table:table-cell>
          <table:table-cell office:value-type="string" table:style-name="ce1">
            <text:p>Stan</text:p>
          </table:table-cell>
          <table:table-cell office:value-type="string" table:style-name="ce2">
            <text:p>Detaliczna brutto</text:p>
          </table:table-cell>
          <table:table-cell office:value-type="string" table:style-name="ce1">
            <text:p>Op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PD18-2C20ST WIERTARKO-WKRĘT. UDAR. 18V RYOBI</text:p>
          </table:table-cell>
          <table:table-cell office:value-type="float" office:value="74" table:style-name="ce1">
            <text:p>74</text:p>
          </table:table-cell>
          <table:table-cell office:value-type="currency" office:value="528" table:style-name="ce2">
            <text:p>528,00 zł</text:p>
          </table:table-cell>
          <table:table-cell office:value-type="string" table:style-name="ce1">
            <text:p>RPD18-2C20ST WIERTARKO-WKRĘT. UDAR. 18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KDD60 ZESTAW WIERCENIA I WKRĘCANIA</text:p>
          </table:table-cell>
          <table:table-cell office:value-type="float" office:value="49" table:style-name="ce1">
            <text:p>49</text:p>
          </table:table-cell>
          <table:table-cell office:value-type="currency" office:value="90" table:style-name="ce2">
            <text:p>90,00 zł</text:p>
          </table:table-cell>
          <table:table-cell office:value-type="string" table:style-name="ce1">
            <text:p>ZESTAW WIERCENIA I WKRĘCA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8120-150 Zestaw ładowarka + akumulator Ryobi</text:p>
          </table:table-cell>
          <table:table-cell office:value-type="float" office:value="20" table:style-name="ce1">
            <text:p>20</text:p>
          </table:table-cell>
          <table:table-cell office:value-type="currency" office:value="460" table:style-name="ce2">
            <text:p>46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LT1825M15S PODKASZARKA RYOBI</text:p>
          </table:table-cell>
          <table:table-cell office:value-type="float" office:value="31" table:style-name="ce1">
            <text:p>31</text:p>
          </table:table-cell>
          <table:table-cell office:value-type="currency" office:value="320" table:style-name="ce2">
            <text:p>32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B04 TORBA NARZĘDZIOWA</text:p>
          </table:table-cell>
          <table:table-cell office:value-type="float" office:value="20" table:style-name="ce1">
            <text:p>20</text:p>
          </table:table-cell>
          <table:table-cell office:value-type="currency" office:value="100" table:style-name="ce2">
            <text:p>100,00 zł</text:p>
          </table:table-cell>
          <table:table-cell office:value-type="string" table:style-name="ce1">
            <text:p>TORBA NARZĘDZIOW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18PD31-252S Wiertarka udarowa IN2 Robi</text:p>
          </table:table-cell>
          <table:table-cell office:value-type="float" office:value="19" table:style-name="ce1">
            <text:p>19</text:p>
          </table:table-cell>
          <table:table-cell office:value-type="currency" office:value="699" table:style-name="ce2">
            <text:p>699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8PD3-120TAH WIERTARKA UDAROWA IN2</text:p>
          </table:table-cell>
          <table:table-cell office:value-type="float" office:value="10" table:style-name="ce1">
            <text:p>10</text:p>
          </table:table-cell>
          <table:table-cell office:value-type="currency" office:value="650" table:style-name="ce2">
            <text:p>650,00 zł</text:p>
          </table:table-cell>
          <table:table-cell office:value-type="string" table:style-name="ce1">
            <text:p>WIERTARKA UDAROWA IN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K183F-120S ZESTAW ELEKTRONARZĘDZI 18V RYOBI</text:p>
          </table:table-cell>
          <table:table-cell office:value-type="float" office:value="10" table:style-name="ce1">
            <text:p>10</text:p>
          </table:table-cell>
          <table:table-cell office:value-type="currency" office:value="650" table:style-name="ce2">
            <text:p>65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8PI-120GJ PRESSURE INFLATOR KIT IN2</text:p>
          </table:table-cell>
          <table:table-cell office:value-type="float" office:value="10" table:style-name="ce1">
            <text:p>10</text:p>
          </table:table-cell>
          <table:table-cell office:value-type="currency" office:value="480" table:style-name="ce2">
            <text:p>48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LT1832CD3HS ZESTAW POWERPACK IN2 RYOBI</text:p>
          </table:table-cell>
          <table:table-cell office:value-type="float" office:value="9" table:style-name="ce1">
            <text:p>9</text:p>
          </table:table-cell>
          <table:table-cell office:value-type="currency" office:value="560" table:style-name="ce2">
            <text:p>56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Y140PWA-P MYJKA IN2 RYOBI</text:p>
          </table:table-cell>
          <table:table-cell office:value-type="float" office:value="7" table:style-name="ce1">
            <text:p>7</text:p>
          </table:table-cell>
          <table:table-cell office:value-type="currency" office:value="720" table:style-name="ce2">
            <text:p>72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CS1830 PIŁA ŁAŃCUCHOWA 18V</text:p>
          </table:table-cell>
          <table:table-cell office:value-type="float" office:value="7" table:style-name="ce1">
            <text:p>7</text:p>
          </table:table-cell>
          <table:table-cell office:value-type="currency" office:value="695" table:style-name="ce2">
            <text:p>695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HT1851R20F NOŻYCE DO ŻYWOPŁOTU RYOBI</text:p>
          </table:table-cell>
          <table:table-cell office:value-type="float" office:value="6" table:style-name="ce1">
            <text:p>6</text:p>
          </table:table-cell>
          <table:table-cell office:value-type="currency" office:value="460" table:style-name="ce2">
            <text:p>46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Y18HT50A-120 NOŻYCE DO ŻYWOPŁOTU 18V</text:p>
          </table:table-cell>
          <table:table-cell office:value-type="float" office:value="5" table:style-name="ce1">
            <text:p>5</text:p>
          </table:table-cell>
          <table:table-cell office:value-type="currency" office:value="450" table:style-name="ce2">
            <text:p>450,00 zł</text:p>
          </table:table-cell>
          <table:table-cell office:value-type="string" table:style-name="ce1">
            <text:p>NOŻYCE DO ŻYWOPŁOTU 18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8120-240 ŁADOWARKA+AKUMULATOR RYOBI</text:p>
          </table:table-cell>
          <table:table-cell office:value-type="float" office:value="5" table:style-name="ce1">
            <text:p>5</text:p>
          </table:table-cell>
          <table:table-cell office:value-type="currency" office:value="660" table:style-name="ce2">
            <text:p>660,00 zł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CS3835T PIŁA ŁAŃCUCHOWA RYOBI</text:p>
          </table:table-cell>
          <table:table-cell office:value-type="float" office:value="5" table:style-name="ce1">
            <text:p>5</text:p>
          </table:table-cell>
          <table:table-cell office:value-type="currency" office:value="610" table:style-name="ce2">
            <text:p>61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18CS20A-0 Pilarka łańcuchowa Ryobi</text:p>
          </table:table-cell>
          <table:table-cell office:value-type="float" office:value="4" table:style-name="ce1">
            <text:p>4</text:p>
          </table:table-cell>
          <table:table-cell office:value-type="currency" office:value="530" table:style-name="ce2">
            <text:p>53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C18120-120C Akumulator i ładowarka One+ Ryobi</text:p>
          </table:table-cell>
          <table:table-cell office:value-type="float" office:value="3" table:style-name="ce1">
            <text:p>3</text:p>
          </table:table-cell>
          <table:table-cell office:value-type="currency" office:value="320" table:style-name="ce2">
            <text:p>32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18SFX35A-0 Wertykulator Ryobi</text:p>
          </table:table-cell>
          <table:table-cell office:value-type="float" office:value="2" table:style-name="ce1">
            <text:p>2</text:p>
          </table:table-cell>
          <table:table-cell office:value-type="currency" office:value="1350" table:style-name="ce2">
            <text:p>1 35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TR18-0 Frezarka Ryobi</text:p>
          </table:table-cell>
          <table:table-cell office:value-type="float" office:value="2" table:style-name="ce1">
            <text:p>2</text:p>
          </table:table-cell>
          <table:table-cell office:value-type="currency" office:value="600" table:style-name="ce2">
            <text:p>60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18CK4B-252SIN2 Zestaw elektronarzędzi Ryobi</text:p>
          </table:table-cell>
          <table:table-cell office:value-type="float" office:value="2" table:style-name="ce1">
            <text:p>2</text:p>
          </table:table-cell>
          <table:table-cell office:value-type="currency" office:value="1399" table:style-name="ce2">
            <text:p>1 399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LT1825M220S ZESTAW POWERPACK IN2 RYOBI</text:p>
          </table:table-cell>
          <table:table-cell office:value-type="float" office:value="2" table:style-name="ce1">
            <text:p>2</text:p>
          </table:table-cell>
          <table:table-cell office:value-type="currency" office:value="540" table:style-name="ce2">
            <text:p>54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15GN18-0 Gwozdziarka akumulatorowa Ryobi</text:p>
          </table:table-cell>
          <table:table-cell office:value-type="float" office:value="2" table:style-name="ce1">
            <text:p>2</text:p>
          </table:table-cell>
          <table:table-cell office:value-type="currency" office:value="1300" table:style-name="ce2">
            <text:p>1 30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18STPA-0 Pompa akumulatorowa wodna Ryobi</text:p>
          </table:table-cell>
          <table:table-cell office:value-type="float" office:value="1" table:style-name="ce1">
            <text:p>1</text:p>
          </table:table-cell>
          <table:table-cell office:value-type="currency" office:value="800" table:style-name="ce2">
            <text:p>80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LP18-0 Lampa akumulatorowa, warsztatowa Ryobi</text:p>
          </table:table-cell>
          <table:table-cell office:value-type="float" office:value="1" table:style-name="ce1">
            <text:p>1</text:p>
          </table:table-cell>
          <table:table-cell office:value-type="currency" office:value="500" table:style-name="ce2">
            <text:p>50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T1850X Nozyce do żywopłotu Ryobi</text:p>
          </table:table-cell>
          <table:table-cell office:value-type="float" office:value="1" table:style-name="ce1">
            <text:p>1</text:p>
          </table:table-cell>
          <table:table-cell office:value-type="currency" office:value="550" table:style-name="ce2">
            <text:p>55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18FGA-0 Zamgławiacz Ryobi</text:p>
          </table:table-cell>
          <table:table-cell office:value-type="float" office:value="1" table:style-name="ce1">
            <text:p>1</text:p>
          </table:table-cell>
          <table:table-cell office:value-type="currency" office:value="580" table:style-name="ce2">
            <text:p>580,00 z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18GSA-0 NOŻYCE DO TRAW I KRZEWÓW 18V</text:p>
          </table:table-cell>
          <table:table-cell office:value-type="float" office:value="1" table:style-name="ce1">
            <text:p>1</text:p>
          </table:table-cell>
          <table:table-cell office:value-type="currency" office:value="400" table:style-name="ce2">
            <text:p>400,00 zł</text:p>
          </table:table-cell>
          <table:table-cell table:number-columns-repeated="1638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Vasyl Karakevych</dc:creator>
    <dc:date>2023-07-10T12:57:10Z</dc:date>
    <meta:editing-cycles>1</meta:editing-cycles>
    <meta:editing-duration>PT305S</meta:editing-duration>
  </office:meta>
</office:document-meta>
</file>